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Kugile1" svg:font-family="Kugile, 'Gill Sans MT', Calibri, 'Trebuchet MS', sans-serif"/>
    <style:font-face style:name="Kugile" svg:font-family="Kugile, serif"/>
    <style:font-face style:name="Montserrat" svg:font-family="Montserrat, arial, sans-serif"/>
    <style:font-face style:name="Open Sans" svg:font-family="'Open Sans', arial, sans-serif"/>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a3846" style:font-name="Candara" fo:font-size="12.5pt" fo:letter-spacing="normal" fo:font-style="normal" fo:font-weight="normal" style:font-size-asian="12.5pt" style:font-size-complex="12.5pt"/>
    </style:style>
    <style:style style:name="P2" style:family="paragraph" style:parent-style-name="Text_20_body">
      <style:paragraph-properties fo:margin-left="0cm" fo:margin-right="0cm" fo:text-align="justify" style:justify-single-word="false" fo:orphans="2" fo:widows="2" fo:text-indent="0cm" style:auto-text-indent="false"/>
      <style:text-properties style:font-name="Candara" fo:font-size="12.5pt" style:font-size-asian="12.5pt" style:font-size-complex="12.5pt"/>
    </style:style>
    <style:style style:name="P3" style:family="paragraph" style:parent-style-name="Text_20_body">
      <style:paragraph-properties fo:margin-left="0cm" fo:margin-right="0cm" fo:margin-top="0cm" fo:margin-bottom="0.529cm" fo:text-align="start" style:justify-single-word="false" fo:orphans="2" fo:widows="2" fo:text-indent="0cm" style:auto-text-indent="false" fo:background-color="#f6f6f6" fo:padding="0cm" fo:border="none">
        <style:background-image/>
      </style:paragraph-properties>
      <style:text-properties fo:font-variant="normal" fo:text-transform="none" fo:color="#2a3846" style:font-name="Candara" fo:font-size="12.5pt" fo:letter-spacing="normal" fo:font-style="normal" fo:font-weight="normal" style:font-size-asian="12.5pt" style:font-size-complex="12.5pt"/>
    </style:style>
    <style:style style:name="P4" style:family="paragraph" style:parent-style-name="Text_20_body">
      <style:paragraph-properties fo:margin-left="0cm" fo:margin-right="0cm" fo:margin-top="0cm" fo:margin-bottom="0.529cm" fo:text-align="justify" style:justify-single-word="false" fo:orphans="2" fo:widows="2" fo:text-indent="0cm" style:auto-text-indent="false" fo:background-color="#f6f6f6" fo:padding="0cm" fo:border="none">
        <style:background-image/>
      </style:paragraph-properties>
      <style:text-properties fo:font-variant="normal" fo:text-transform="none" fo:color="#2a3846" style:font-name="Candara" fo:font-size="12.5pt" fo:letter-spacing="normal" fo:font-style="normal" fo:font-weight="normal" style:font-size-asian="12.5pt" style:font-size-complex="12.5pt"/>
    </style:style>
    <style:style style:name="P5" style:family="paragraph" style:parent-style-name="Text_20_body">
      <style:paragraph-properties fo:margin-left="0cm" fo:margin-right="0cm" fo:margin-top="0cm" fo:margin-bottom="0.529cm" fo:text-align="start" style:justify-single-word="false" fo:orphans="2" fo:widows="2" fo:text-indent="0cm" style:auto-text-indent="false" fo:background-color="#f6f6f6" fo:padding="0cm" fo:border="none">
        <style:background-image/>
      </style:paragraph-properties>
    </style:style>
    <style:style style:name="P6" style:family="paragraph" style:parent-style-name="Text_20_body">
      <style:paragraph-properties fo:margin-left="0cm" fo:margin-right="0cm" fo:margin-top="0cm" fo:margin-bottom="0.529cm" fo:text-align="justify" style:justify-single-word="false" fo:orphans="2" fo:widows="2" fo:text-indent="0cm" style:auto-text-indent="false" fo:background-color="#f6f6f6" fo:padding="0cm" fo:border="none">
        <style:background-image/>
      </style:paragraph-properties>
      <style:text-properties style:font-name="Candara" fo:font-size="12.5pt" style:font-size-asian="12.5pt" style:font-size-complex="12.5pt"/>
    </style:style>
    <style:style style:name="P7" style:family="paragraph" style:parent-style-name="Text_20_body" style:list-style-name="L4">
      <style:paragraph-properties fo:margin-left="0cm" fo:margin-right="0cm" fo:margin-top="0cm" fo:margin-bottom="0.132cm" fo:text-align="start" style:justify-single-word="false" fo:orphans="2" fo:widows="2" fo:text-indent="0cm" style:auto-text-indent="false" fo:background-color="#f6f6f6" fo:padding="0cm" fo:border="none">
        <style:background-image/>
      </style:paragraph-properties>
      <style:text-properties fo:font-variant="normal" fo:text-transform="none" fo:color="#2a3846" style:font-name="Candara" fo:font-size="12.5pt" fo:letter-spacing="normal" fo:font-style="normal" fo:font-weight="normal" style:font-size-asian="12.5pt" style:font-size-complex="12.5pt"/>
    </style:style>
    <style:style style:name="P8" style:family="paragraph" style:parent-style-name="Text_20_body" style:list-style-name="L1">
      <style:paragraph-properties fo:margin-left="0.397cm" fo:margin-right="0cm" fo:margin-top="0cm" fo:margin-bottom="0.132cm" fo:text-align="start" style:justify-single-word="false" fo:orphans="2" fo:widows="2" fo:text-indent="0cm" style:auto-text-indent="false" fo:background-color="#f6f6f6" fo:padding="0cm" fo:border="none">
        <style:background-image/>
      </style:paragraph-properties>
      <style:text-properties fo:font-variant="normal" fo:text-transform="none" fo:color="#2a3846" style:font-name="Candara" fo:font-size="12.5pt" fo:letter-spacing="normal" fo:font-style="normal" fo:font-weight="normal" style:font-size-asian="12.5pt" style:font-size-complex="12.5pt"/>
    </style:style>
    <style:style style:name="P9" style:family="paragraph" style:parent-style-name="Text_20_body" style:list-style-name="L2">
      <style:paragraph-properties fo:margin-left="0.397cm" fo:margin-right="0cm" fo:margin-top="0cm" fo:margin-bottom="0.132cm" fo:text-align="start" style:justify-single-word="false" fo:orphans="2" fo:widows="2" fo:text-indent="0cm" style:auto-text-indent="false" fo:background-color="#f6f6f6" fo:padding="0cm" fo:border="none">
        <style:background-image/>
      </style:paragraph-properties>
      <style:text-properties fo:font-variant="normal" fo:text-transform="none" fo:color="#2a3846" style:font-name="Candara" fo:font-size="12.5pt" fo:letter-spacing="normal" fo:font-style="normal" fo:font-weight="normal" style:font-size-asian="12.5pt" style:font-size-complex="12.5pt"/>
    </style:style>
    <style:style style:name="P10" style:family="paragraph" style:parent-style-name="Text_20_body" style:list-style-name="L3">
      <style:paragraph-properties fo:margin-left="0.397cm" fo:margin-right="0cm" fo:margin-top="0cm" fo:margin-bottom="0.132cm" fo:text-align="start" style:justify-single-word="false" fo:orphans="2" fo:widows="2" fo:text-indent="0cm" style:auto-text-indent="false" fo:background-color="#f6f6f6" fo:padding="0cm" fo:border="none">
        <style:background-image/>
      </style:paragraph-properties>
      <style:text-properties fo:font-variant="normal" fo:text-transform="none" fo:color="#2a3846" style:font-name="Candara" fo:font-size="12.5pt" fo:letter-spacing="normal" fo:font-style="normal" fo:font-weight="normal" style:font-size-asian="12.5pt" style:font-size-complex="12.5pt"/>
    </style:style>
    <style:style style:name="P11" style:family="paragraph" style:parent-style-name="Text_20_body" style:list-style-name="L4">
      <style:paragraph-properties fo:margin-left="0.397cm" fo:margin-right="0cm" fo:margin-top="0cm" fo:margin-bottom="0.132cm" fo:text-align="start" style:justify-single-word="false" fo:orphans="2" fo:widows="2" fo:text-indent="0cm" style:auto-text-indent="false" fo:background-color="#f6f6f6" fo:padding="0cm" fo:border="none">
        <style:background-image/>
      </style:paragraph-properties>
      <style:text-properties fo:font-variant="normal" fo:text-transform="none" fo:color="#2a3846" style:font-name="Candara" fo:font-size="12.5pt" fo:letter-spacing="normal" fo:font-style="normal" fo:font-weight="normal" style:font-size-asian="12.5pt" style:font-size-complex="12.5pt"/>
    </style:style>
    <style:style style:name="P12" style:family="paragraph" style:parent-style-name="Heading_20_1">
      <style:paragraph-properties fo:text-align="start" style:justify-single-word="false"/>
      <style:text-properties fo:font-variant="normal" fo:text-transform="none" fo:color="#2a3846" style:font-name="Candara" fo:font-size="12.5pt" fo:letter-spacing="normal" fo:font-style="normal" fo:font-weight="bold" style:font-size-asian="12.5pt" style:font-size-complex="12.5pt"/>
    </style:style>
    <style:style style:name="P13" style:family="paragraph" style:parent-style-name="Heading_20_2">
      <style:paragraph-properties fo:margin-left="0cm" fo:margin-right="0cm" fo:margin-top="0.794cm" fo:margin-bottom="0.397cm" fo:line-height="120%" fo:text-align="start" style:justify-single-word="false" fo:orphans="2" fo:widows="2" fo:text-indent="0cm" style:auto-text-indent="false" fo:background-color="#f6f6f6" fo:padding="0cm" fo:border="none">
        <style:background-image/>
      </style:paragraph-properties>
      <style:text-properties fo:font-variant="normal" fo:text-transform="none" fo:color="#2a3846" style:font-name="Candara" fo:font-size="12.5pt" fo:letter-spacing="normal" fo:font-style="normal" fo:font-weight="bold" style:font-size-asian="12.5pt" style:font-size-complex="12.5pt"/>
    </style:style>
    <style:style style:name="P14" style:family="paragraph" style:parent-style-name="Heading_20_3">
      <style:paragraph-properties fo:margin-left="0cm" fo:margin-right="0cm" fo:margin-top="0cm" fo:margin-bottom="0.265cm" fo:line-height="120%" fo:text-align="start" style:justify-single-word="false" fo:orphans="2" fo:widows="2" fo:text-indent="0cm" style:auto-text-indent="false" fo:background-color="#f6f6f6" fo:padding="0cm" fo:border="none">
        <style:background-image/>
      </style:paragraph-properties>
      <style:text-properties fo:font-variant="normal" fo:text-transform="none" fo:color="#2a3846" style:font-name="Candara" fo:font-size="12.5pt" fo:letter-spacing="normal" fo:font-style="normal" fo:font-weight="bold" style:font-size-asian="12.5pt" style:font-size-complex="12.5pt"/>
    </style:style>
    <style:style style:name="T1" style:family="text">
      <style:text-properties fo:font-variant="normal" fo:text-transform="none" fo:color="#2a3846" style:font-name="Candara" fo:font-size="12.5pt" fo:letter-spacing="normal" fo:font-style="normal" fo:font-weight="bold" style:font-size-asian="12.5pt" style:font-size-complex="12.5pt"/>
    </style:style>
    <style:style style:name="T2" style:family="text">
      <style:text-properties fo:font-variant="normal" fo:text-transform="none" fo:color="#2a3846" style:font-name="Candara" fo:font-size="12.5pt" fo:letter-spacing="normal" fo:font-style="normal" fo:font-weight="normal" style:font-size-asian="12.5pt" style:font-size-complex="12.5pt"/>
    </style:style>
    <style:style style:name="T3" style:family="text">
      <style:text-properties fo:font-variant="normal" fo:text-transform="none" fo:color="#2a3846" fo:letter-spacing="normal" fo:font-style="normal" fo:font-weight="normal"/>
    </style:style>
    <style:style style:name="T4" style:family="text">
      <style:text-properties fo:font-variant="normal" fo:text-transform="none" fo:color="#000000" style:font-name="Candara" fo:font-size="12pt" fo:letter-spacing="normal" fo:font-style="normal" fo:font-weight="normal" style:font-size-asian="12pt" style:font-size-complex="12pt"/>
    </style:style>
    <style:style style:name="T5" style:family="text">
      <style:text-properties fo:font-variant="normal" fo:text-transform="none" fo:color="#000000" style:text-line-through-style="none" style:font-name="Candara"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color="#4d5156" style:font-name="arial" fo:font-size="10.5pt" fo:letter-spacing="normal" fo:font-style="normal" fo:font-weight="normal"/>
    </style:style>
    <style:style style:name="T7" style:family="text">
      <style:text-properties fo:font-variant="normal" fo:text-transform="none" fo:color="#4d5156" style:font-name="Candara" fo:font-size="10.5pt" fo:letter-spacing="normal" fo:font-style="normal" fo:font-weight="normal"/>
    </style:style>
    <style:style style:name="T8" style:family="text">
      <style:text-properties fo:font-variant="normal" fo:text-transform="none" fo:color="#4d5156" style:font-name="Candara" fo:font-size="12pt" fo:letter-spacing="normal" fo:font-style="normal" fo:font-weight="normal" style:font-size-asian="12pt" style:font-size-complex="12pt"/>
    </style:style>
    <style:style style:name="T9" style:family="text">
      <style:text-properties style:font-name="Candara"/>
    </style:style>
    <style:style style:name="T10" style:family="text">
      <style:text-properties style:font-name="Candara" fo:font-size="12pt" style:font-size-asian="12pt" style:font-size-complex="12pt"/>
    </style:style>
    <style:style style:name="T11" style:family="text">
      <style:text-properties fo:color="#000000" style:font-name="Candara" fo:font-size="12pt" style:font-size-asian="12pt" style:font-size-complex="12pt"/>
    </style:style>
    <style:style style:name="T12" style:family="text">
      <style:text-properties fo:color="#000000" style:text-line-through-style="none" fo:font-size="12pt" style:text-underline-style="none" style:text-blinking="false" style:font-size-asian="12pt" style:font-size-complex="12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Mentions légales</text:h>
      <text:h text:style-name="P13" text:outline-level="2">1. Site de la société Immo' Créa Luxe</text:h>
      <text:p text:style-name="P5"><text:span text:style-name="T2">Nom de la société : Immo' Créa Luxe<text:line-break/>Raison sociale : Immo' Créa Luxe<text:line-break/>Adresse du Siège Social : </text:span><text:span text:style-name="T4">2 rue d'Auguste 62000 ARRAS</text:span><text:span text:style-name="T11"> </text:span><text:span text:style-name="T2"><text:line-break/>Téléphone : </text:span><text:a xlink:type="simple" xlink:href="tel:0365879901" text:style-name="Internet_20_link" text:visited-style-name="Visited_20_Internet_20_Link"><text:span text:style-name="T5">03 65 87 99 01</text:span></text:a><text:span text:style-name="T4"> </text:span><text:span text:style-name="T2"><text:line-break/>Adresse Email : </text:span><text:span text:style-name="T2"><text:s/></text:span><text:a xlink:type="simple" xlink:href="mailto:contact@immocrealuxe.fr" text:style-name="Internet_20_link" text:visited-style-name="Visited_20_Internet_20_Link"><text:span text:style-name="T5">contact@immocrealuxe.fr</text:span></text:a><text:span text:style-name="T2"><text:line-break/>RCS - N° SIRET N° 498 310 689 000 19<text:line-break/>N° TVA intracommunautaire : FR 89498310689 - Code APE : 6831Z<text:line-break/>Capital social : 10000.00€<text:line-break/>Numéro de Carte Professionnelle : CPI 6206 2016 000 014 024, délivrée par la CCI de l'Artois</text:span></text:p>
      <text:h text:style-name="P13" text:outline-level="2">2. Directeur de la publication</text:h>
      <text:p text:style-name="P1">Mme. Cathy Peineflamme</text:p>
      <text:h text:style-name="P13" text:outline-level="2">3. Responsable de la rédaction</text:h>
      <text:p text:style-name="P1">Mme. Cathy Peineflamme</text:p>
      <text:h text:style-name="P13" text:outline-level="2">4. Editeur du site</text:h>
      <text:p text:style-name="P3">Le site www.immocrealuxe.fr est édité par la société Devs Trafic<text:line-break/><text:line-break/>Adresse: 205A chemin des Contrebandiers 62270 Vacquerie-le-Boucq<text:line-break/>Téléphone : 03 66 72 38 42</text:p>
      <text:h text:style-name="P13" text:outline-level="2">5. Hébergeur du site</text:h>
      <text:p text:style-name="P5"><text:span text:style-name="T2">Le site www.immocrealuxe.fr est hebergé par la société OVH<text:line-break/></text:span><text:span text:style-name="T4">2, rue Kellermann</text:span></text:p>
      <text:p text:style-name="P5"><text:span text:style-name="T4">59100 Roubaix</text:span><text:span text:style-name="T11"> </text:span><text:span text:style-name="T2"><text:line-break/></text:span></text:p>
      <text:h text:style-name="P13" text:outline-level="2"><text:soft-page-break/>6. Droits de propriété intellectuelle attachés au Site</text:h>
      <text:p text:style-name="P4">Le Site Immocrealuxe est une œuvre de l'esprit protégée par le droit de la propriété intellectuelle. Le Site et chacun des éléments qui le composent (tels que, notamment, marques, logos, photographies, images, illustrations, textes, vidéos...) sont la propriété exclusive de Immocrealuxe, seule habilitée à utiliser les droits de la propriété intellectuelle et droits de la personnalité y afférent, celle-ci ne concédant aucune licence, ni aucun autre droit que celui de consulter le site.</text:p>
      <text:p text:style-name="P4">La reproduction de tous documents publiés sur le Site est seulement autorisée aux fins exclusives d'information pour un usage strictement personnel et privé. Toute reproduction et/ou représentation, intégrale ou partielle, du Site, ou de l'un quelconque des éléments qui le composent, sur quelque support que ce soit, à d'autres fins, et notamment commerciales, est expressément interdite.</text:p>
      <text:p text:style-name="P4">A l’exception des circonstances ci-dessus visées, toute autre reproduction et/ou représentation du Site devra faire l’objet d’une autorisation expresse et préalable d'Immocréaluxe. De même, la création de liens hypertextes vers le Site ne peut être faite qu'avec l'autorisation écrite et préalable d'Immocrealuxe. Immocrealuxe décline toute responsabilité concernant le contenu, la publicité, les produits ou les services disponibles sur ou à partir des sites liés au Site.</text:p>
      <text:p text:style-name="P4">En outre, l'ensemble des marques citées dans le Site sont des marques déposées et donc protégées. Toute utilisation d’une quelconque des dites marques ne peut être faite sans le consentement préalable, exprès et écrit d'Immocrealuxe, sous peine de contrefaçon.</text:p>
      <text:p text:style-name="P4">Par ailleurs, sauf accord exprès et écrit d'Immocrealuxe, l'Utilisateur n'est pas autorisé à placer sur son propre site Internet un lien hypertexte pointant vers le Site et/ou vers les pages qu'il contient.</text:p>
      <text:p text:style-name="P3">Toute demande d'autorisation doit être adressée à l'adresse e-mail suivante : <text:s/><text:a xlink:type="simple" xlink:href="mailto:contact@immocrealuxe.fr" text:style-name="Internet_20_link" text:visited-style-name="Visited_20_Internet_20_Link"><text:span text:style-name="T12">contact@immocrealuxe.fr</text:span></text:a></text:p>
      <text:p text:style-name="P3">Toute utilisation non autorisée constitue une contrefaçon sanctionnée pénalement.</text:p>
      <text:h text:style-name="P13" text:outline-level="2">7. Données personnelles</text:h>
      <text:p text:style-name="P4">Pulpimo pourra être amenée à collecter des données personnelles concernant l’Utilisateur. Ces données personnelles feront l’objet d’un traitement automatisé et pourront être destinées à vous contacter. Conformément aux dispositions de la loi n°78-17 du 6 janvier 1978 modifiée, relative à l’informatique, aux fichiers et aux libertés, l’Utilisateur est informé qu’il dispose d’un droit d’accès, d’opposition, de rectification et de radiation des données le concernant. Pour exercer ces droits, il suffit à l’utilisateur d’en faire la demande à l’adresse électronique suivante : <text:s/><text:a xlink:type="simple" xlink:href="mailto:contact@immocrealuxe.fr" text:style-name="Internet_20_link" text:visited-style-name="Visited_20_Internet_20_Link"><text:span text:style-name="T12">contact@immocrealuxe.fr</text:span></text:a></text:p>
      <text:p text:style-name="P4"><text:soft-page-break/><text:a xlink:type="simple" xlink:href="mailto:contact@immocrealuxe.fr" text:style-name="Internet_20_link" text:visited-style-name="Visited_20_Internet_20_Link"><text:span text:style-name="T12">mmocrealuxe</text:span></text:a> s’engage à préserver la confidentialité des données personnelles transmises par l’utilisateur dans le cadre de l’utilisation du Site. Par ailleurs, sous réserve d'avoir obtenu son consentement exprès et préalable lors de la collecte des données, pulpimo pourra adresser à l'utilisateur des prospections directes par courrier électronique.</text:p>
      <text:p text:style-name="P4">Enfin, sous réserve d'avoir obtenu son consentement exprès et préalable lors de la collecte des données, Immocrealuxe pourra être amenée à transférer les données concernant l'utilisateur à ses partenaires.</text:p>
      <text:h text:style-name="P13" text:outline-level="2">8. Utilisation de Site</text:h>
      <text:h text:style-name="P14" text:outline-level="3">a. Utilisation du contenu du Site</text:h>
      <text:p text:style-name="P4">Immocrealuxe s’efforce de mettre à jour le contenu du site et de délivrer aux utilisateurs des informations exactes.</text:p>
      <text:p text:style-name="P4">Néanmoins, l’utilisateur sait que les transmissions de données et d'informations sur Internet ne bénéficient que d'une fiabilité technique relative, celles-ci circulant sur des réseaux de nature très hétérogène. Dès lors, Immocrealuxe ne peut garantir l’exactitude des données figurant sur le site.</text:p>
      <text:p text:style-name="P3">Toute erreur ou omission devra être notifiée à l'adresse e-mail suivante : <text:a xlink:type="simple" xlink:href="mailto:contact@immocrealuxe.fr" text:style-name="Internet_20_link" text:visited-style-name="Visited_20_Internet_20_Link"><text:span text:style-name="T12">contact@immocrealuxe.fr</text:span></text:a></text:p>
      <text:p text:style-name="P3">Toute utilisation du Site non conforme à son esprit original et toute violation des présentes stipulations pourront donner lieu à l’application des peines pénales et civiles prévues par la loi.</text:p>
      <text:h text:style-name="P14" text:outline-level="3">b. Accès au Site</text:h>
      <text:p text:style-name="P4">Immocrealuxe s'efforce de maintenir accessible le site, sans pour autant être tenue à aucune obligation d'y parvenir. Il est précisé qu’à des fins de maintenance, de mise à jour, et pour toute autre raison notamment d’ordre technique, l'accès au site pourra être interrompu. Immocrealuxe n'est en aucun cas responsable de ces interruptions et des conséquences qui peuvent en découler pour l’utilisateur.</text:p>
      <text:h text:style-name="P14" text:outline-level="3">c. Liens hypertextes mis en place sur le Site</text:h>
      <text:p text:style-name="P4">Les liens hypertextes mis en place sur le Site peuvent conduire l’utilisateur sur les sites Internet de différents partenaires. Il est précisé que Immocrealuxe n'a pas vérifié tous les sites éventuellement reliés au sien, leur contenu et les informations qui y sont présentes, et décline par conséquent toute responsabilité sur le contenu de ces sites et sur l'utilisation qui en est faite par l’utilisateur. Le recours à ces sites par l’utilisateur relève de la seule responsabilité de ce dernier.</text:p>
      <text:h text:style-name="P14" text:outline-level="3"><text:soft-page-break/>9. Informations sur les cookies</text:h>
      <text:p text:style-name="P4">Le Site utilise des “cookies”. Ces fichiers sont stockés sur votre ordinateur et nous servent à faciliter votre accès aux services que nous proposons. Lors de vos futures visites sur le Site, le serveur pourra par conséquent immédiatement reconnaître que vous avez déjà effectué une visite antérieure sur le Site. Nous n’utilisons les cookies qu’aux seules fins d'améliorer le service personnalisé qui vous est destiné.</text:p>
      <text:p text:style-name="P4">Les cookies ne sont pas des programmes susceptibles de détruire des fichiers dans votre ordinateur, mais ne sont utilisés que pour suivre les informations relatives à votre visite du Site, telles que les pages que vous avez visitées, votre fréquence de visite sur le Site etc. Les données associées aux cookies du site sont anonymes, et ne permettent d’identifier qu’un ordinateur.</text:p>
      <text:p text:style-name="P4">Les cookies ne permettent pas la collecte d’information personnelles vous concernant, telles que votre nom ou votre adresse email. Néanmoins, nous vous informons que vous pouvez vous opposer à l'enregistrement de ces cookies en configurant votre ordinateur afin de les rejeter.</text:p>
      <text:p text:style-name="P5"><text:span text:style-name="Strong_20_Emphasis"><text:span text:style-name="T1">Quels sont les bénéfices liés à l’utilisation de cookies ?</text:span></text:span></text:p>
      <text:p text:style-name="P4">Collecter les informations relatives à l’utilisation du Site et personnaliser le service fourni aux utilisateurs. Ces cookies permettront de collecter ces informations dès votre connexion au Site et cesseront dès que vous en sortirez.</text:p>
      <text:p text:style-name="P4">Evaluer le nombre et la fréquence des visites sur le Site, ainsi que les points d’intérêt essentiels des visiteurs.</text:p>
      <text:p text:style-name="P4">Vérifier la fréquence d’utilisation du Site par ses visiteurs. Ces cookies permettent à notre agence de mieux appréhender les habitudes et attentes des visiteurs.</text:p>
      <text:p text:style-name="P5"><text:span text:style-name="Strong_20_Emphasis"><text:span text:style-name="T1">Cookies utilisés sur le site</text:span></text:span></text:p>
      <text:p text:style-name="P4">Notre Site utilise différents type de cookies dont les finalités sont différentes : Cookies strictement nécessaires / Ces cookies vous permettent de visiter et d’utiliser les fonctions essentielles du Site. Ils sont nécessaires à son fonctionnement normal.</text:p>
      <text:p text:style-name="P5"><text:span text:style-name="Strong_20_Emphasis"><text:span text:style-name="T1">Paramétrage des cookies</text:span></text:span></text:p>
      <text:p text:style-name="P4">Vous pouvez directement supprimer ou modifier vos préférences relatives à la réception de cookies sur votre ordinateur en configurant les propriétés de votre navigateur selon les préconisations de celui-ci. Dans ce cadre, vous pourrez choisir de recevoir toutes formes de cookies ou de les refuser. Toutefois, nous devons vous préciser que, dans le cas où vous refuseriez les cookies, il sera possible que vous ne puissiez accéder à certaines fonctionnalités du Site.</text:p>
      <text:p text:style-name="P2"><text:span text:style-name="T3">Les données collectées automatiquement (cookies...) seront utilisées à des fins techniques et statistiques, dans le cadre de l'administration du site internet.</text:span><text:line-break/><text:soft-page-break/><text:line-break/><text:span text:style-name="T3">Il vous est possible de supprimer les cookies. Ci-dessous les différentes procédures après ouverture du navigateur Internet :</text:span></text:p>
      <text:p text:style-name="P5"><text:span text:style-name="Strong_20_Emphasis"><text:span text:style-name="T1">Si vous utilisez Firefox :</text:span></text:span></text:p>
      <text:list xml:id="list6969208267609180337" text:style-name="L1">
        <text:list-item>
          <text:p text:style-name="P8">Cliquez sur l’icône avec 3 barres en haut à droite</text:p>
        </text:list-item>
        <text:list-item>
          <text:p text:style-name="P8">Puis “Options”</text:p>
        </text:list-item>
        <text:list-item>
          <text:p text:style-name="P8">Dans l’onglet “Vie privée”, cliquez sur “supprimer des cookies spécifiques”</text:p>
        </text:list-item>
        <text:list-item>
          <text:p text:style-name="P8">Cliquez sur le bouton “supprimer tous les cookies” ou sur sélectionnez les cookies désirés et “supprimer les cookies”</text:p>
        </text:list-item>
      </text:list>
      <text:p text:style-name="P5"><text:span text:style-name="Strong_20_Emphasis"><text:span text:style-name="T1">Si vous utilisez Internet Explorer :</text:span></text:span></text:p>
      <text:list xml:id="list8403671160222415897" text:style-name="L2">
        <text:list-item>
          <text:p text:style-name="P9">Cliquez sur l’icône de la roue dentée en haut à droite</text:p>
        </text:list-item>
        <text:list-item>
          <text:p text:style-name="P9">Puis “Option internet”</text:p>
        </text:list-item>
        <text:list-item>
          <text:p text:style-name="P9">Dans l’onglet “confidentialité” cliquez sur le bouton “sites”</text:p>
        </text:list-item>
        <text:list-item>
          <text:p text:style-name="P9">Puis bouton “tout supprimer” ou sélectionnez les cookies désirés et “supprimer”</text:p>
        </text:list-item>
      </text:list>
      <text:p text:style-name="P5"><text:span text:style-name="Strong_20_Emphasis"><text:span text:style-name="T1">Si vous utilisez Chrome :</text:span></text:span></text:p>
      <text:list xml:id="list442518467700213842" text:style-name="L3">
        <text:list-item>
          <text:p text:style-name="P10">Cliquez sur l’icône de 3 petits points en haut à droite</text:p>
        </text:list-item>
        <text:list-item>
          <text:p text:style-name="P10">Puis “Paramètres”</text:p>
        </text:list-item>
        <text:list-item>
          <text:p text:style-name="P10">Sélectionnez les “paramètres avancés” en bas de la page</text:p>
        </text:list-item>
        <text:list-item>
          <text:p text:style-name="P10">Paragraphe “Confidentialité et sécurité”</text:p>
        </text:list-item>
        <text:list-item>
          <text:p text:style-name="P10">Puis ‘Paramètre du contenu”</text:p>
        </text:list-item>
        <text:list-item>
          <text:p text:style-name="P10">Puis “cookies”</text:p>
        </text:list-item>
        <text:list-item>
          <text:p text:style-name="P10">Sélectionnez “affichez l’ensemble des cookies et données du site”</text:p>
        </text:list-item>
        <text:list-item>
          <text:p text:style-name="P10">Cliquez sur “tout supprimer” ou supprimer les cookies désirés en cliquant sur l’icône de la poubelle de la ligne correspondante.</text:p>
        </text:list-item>
      </text:list>
      <text:p text:style-name="P5"><text:span text:style-name="Strong_20_Emphasis"><text:span text:style-name="T1">Si vous utilisez Safari :</text:span></text:span></text:p>
      <text:list xml:id="list2547693751547003961" text:style-name="L4">
        <text:list-item>
          <text:p text:style-name="P11">Ouvrez Safari.</text:p>
        </text:list-item>
        <text:list-item>
          <text:p text:style-name="P11">Cliquez sur Safari dans la barre des menus.</text:p>
        </text:list-item>
        <text:list-item>
          <text:p text:style-name="P11">Sélectionnez Préférences...</text:p>
        </text:list-item>
        <text:list-item>
          <text:p text:style-name="P11">Sélectionner l'onglet Confidentialité</text:p>
        </text:list-item>
        <text:list-item>
          <text:p text:style-name="P11">Cliquez sur Supprimer toutes les données de sites web... dans le champ Cookies et autres données de sites web.</text:p>
        </text:list-item>
        <text:list-item>
          <text:p text:style-name="P11">Cliquez sur Supprimer pour confirmer.</text:p>
        </text:list-item>
        <text:list-item>
          <text:p text:style-name="P11">Relancez Safari.</text:p>
          <text:p text:style-name="P7"/>
        </text:list-item>
      </text:list>
      <text:p text:style-name="P6"><text:span text:style-name="T3"><text:tab/>Nous attirons votre attention sur le fait que le rejet des cookies peut perturber l'utilisation de notre site ainsi que votre navigation sur d’autres s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Kugile1" svg:font-family="Kugile, 'Gill Sans MT', Calibri, 'Trebuchet MS', sans-serif"/>
    <style:font-face style:name="Kugile" svg:font-family="Kugile, serif"/>
    <style:font-face style:name="Montserrat" svg:font-family="Montserrat, arial, sans-serif"/>
    <style:font-face style:name="Open Sans" svg:font-family="'Open Sans', arial, sans-serif"/>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M56S</meta:editing-duration>
    <meta:editing-cycles>5</meta:editing-cycles>
    <meta:generator>OpenOffice/4.1.11$Win32 OpenOffice.org_project/4111m1$Build-9808</meta:generator>
    <dc:date>2022-06-03T11:58:52.01</dc:date>
    <meta:document-statistic meta:table-count="0" meta:image-count="0" meta:object-count="0" meta:page-count="5" meta:paragraph-count="75" meta:word-count="1529" meta:character-count="9996"/>
    <meta:user-defined meta:name="Info 1"/>
    <meta:user-defined meta:name="Info 2"/>
    <meta:user-defined meta:name="Info 3"/>
    <meta:user-defined meta:name="Info 4"/>
  </office:meta>
</office:document-meta>
</file>